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fo:language="cs" fo:country="CZ"/>
    </style:style>
    <style:style style:name="P6" style:family="paragraph" style:parent-style-name="Text_20_body">
      <style:paragraph-properties fo:text-align="center" style:justify-single-word="false"/>
      <style:text-properties fo:font-size="18pt" fo:language="cs" fo:country="CZ" fo:font-weight="bold" officeooo:rsid="00337e72" officeooo:paragraph-rsid="00337e72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8pt" fo:language="cs" fo:country="CZ" fo:font-weight="normal" officeooo:rsid="00337e72" officeooo:paragraph-rsid="00337e72" style:font-size-asian="15.75pt" style:font-weight-asian="normal" style:font-size-complex="1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cs" fo:country="CZ" style:text-underline-style="none" fo:font-weight="normal" officeooo:rsid="00337e72" officeooo:paragraph-rsid="00337e72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Source Code Pro"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T1" style:family="text">
      <style:text-properties officeooo:rsid="0023a96f"/>
    </style:style>
    <style:style style:name="T2" style:family="text">
      <style:text-properties officeooo:rsid="0037cd9e"/>
    </style:style>
    <style:style style:name="T3" style:family="text">
      <style:text-properties officeooo:rsid="0024a5af"/>
    </style:style>
    <style:style style:name="T4" style:family="text">
      <style:text-properties style:font-name="Source Code Pro"/>
    </style:style>
    <style:style style:name="T5" style:family="text">
      <style:text-properties style:font-name="Source Code Pro" officeooo:rsid="0031bb59"/>
    </style:style>
    <style:style style:name="T6" style:family="text">
      <style:text-properties style:font-name="Source Code Pro" fo:font-size="25pt" style:text-underline-style="solid" style:text-underline-width="auto" style:text-underline-color="font-color" style:font-size-asian="25pt" style:font-size-complex="25pt"/>
    </style:style>
    <style:style style:name="T7" style:family="text">
      <style:text-properties style:font-name="Source Code Pro" officeooo:rsid="0034a242"/>
    </style:style>
    <style:style style:name="T8" style:family="text">
      <style:text-properties style:font-name="Source Code Pro" fo:font-weight="bold" style:font-weight-asian="bold" style:font-weight-complex="bold"/>
    </style:style>
    <style:style style:name="T9" style:family="text">
      <style:text-properties style:font-name="Source Code Pro" fo:font-weight="bold" officeooo:rsid="0034a242" style:font-weight-asian="bold" style:font-weight-complex="bold"/>
    </style:style>
    <style:style style:name="T10" style:family="text">
      <style:text-properties style:font-name="Source Code Pro" fo:font-weight="bold" officeooo:rsid="003678f2" style:font-weight-asian="bold" style:font-weight-complex="bold"/>
    </style:style>
    <style:style style:name="T11" style:family="text">
      <style:text-properties style:font-name="Source Code Pro" fo:font-weight="bold" officeooo:rsid="0037a166" style:font-weight-asian="bold" style:font-weight-complex="bold"/>
    </style:style>
    <style:style style:name="T12" style:family="text">
      <style:text-properties style:font-name="Source Code Pro" fo:font-weight="bold" officeooo:rsid="0037cd9e" style:font-weight-asian="bold" style:font-weight-complex="bold"/>
    </style:style>
    <style:style style:name="T13" style:family="text">
      <style:text-properties style:font-name="Source Code Pro" fo:font-weight="bold" officeooo:rsid="003cf075" style:font-weight-asian="bold" style:font-weight-complex="bold"/>
    </style:style>
    <style:style style:name="T14" style:family="text">
      <style:text-properties style:font-name="Source Code Pro" officeooo:rsid="0035efa0"/>
    </style:style>
    <style:style style:name="T15" style:family="text">
      <style:text-properties style:font-name="Source Code Pro" officeooo:rsid="003678f2"/>
    </style:style>
    <style:style style:name="T16" style:family="text">
      <style:text-properties style:font-name="Source Code Pro" officeooo:rsid="0037a166"/>
    </style:style>
    <style:style style:name="T17" style:family="text">
      <style:text-properties style:font-name="Source Code Pro" officeooo:rsid="0037cd9e"/>
    </style:style>
    <style:style style:name="T18" style:family="text">
      <style:text-properties style:font-name="Source Code Pro" officeooo:rsid="003b48dc"/>
    </style:style>
    <style:style style:name="T19" style:family="text">
      <style:text-properties style:font-name="Source Code Pro" officeooo:rsid="003cf075"/>
    </style:style>
    <style:style style:name="T20" style:family="text">
      <style:text-properties officeooo:rsid="003cf075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/></text:p>
      <text:p text:style-name="P7"><text:span text:style-name="T5">D</text:span><text:span text:style-name="T4">orazili jste k výstavce příměšťáku</text:span></text:p>
      <text:p text:style-name="P7"><text:span text:style-name="T4"/></text:p>
      <text:p text:style-name="P6"><text:span text:style-name="T4"><text:s/></text:span><text:span text:style-name="T6">Informatika trochu jinak</text:span></text:p>
      <text:p text:style-name="P6"><text:span text:style-name="T6"/></text:p>
      <text:p text:style-name="P8"><text:span text:style-name="T4"><text:tab/>Tyhle zařízení se jmenuj</text:span><text:span text:style-name="T7">i</text:span><text:span text:style-name="T4"> </text:span><text:span text:style-name="T8">Micro:bit</text:span><text:span text:style-name="T9">y</text:span><text:span text:style-name="T4">, j</text:span><text:span text:style-name="T7">sou</text:span><text:span text:style-name="T4"> to </text:span><text:span text:style-name="T8">jednoduch</text:span><text:span text:style-name="T9">é</text:span><text:span text:style-name="T8"> počítač</text:span><text:span text:style-name="T9">e</text:span><text:span text:style-name="T8"> </text:span><text:span text:style-name="T4">ke kter</text:span><text:span text:style-name="T7">ým</text:span><text:span text:style-name="T4"> jsou připojené </text:span><text:span text:style-name="T8">led diody</text:span><text:span text:style-name="T4">, </text:span><text:span text:style-name="T8">reproduktor</text:span><text:span text:style-name="T9">y</text:span><text:span text:style-name="T4"> či </text:span><text:span text:style-name="T8">tlačítka</text:span><text:span text:style-name="T4">. Ve čtvrtek jsme se naučili jak Micro:bit</text:span><text:span text:style-name="T7">y</text:span><text:span text:style-name="T4"> ovládat.</text:span></text:p>
      <text:p text:style-name="P8"><text:span text:style-name="T4"><text:tab/>Připravili jsme pro vás </text:span><text:span text:style-name="T8">tajenku</text:span><text:span text:style-name="T4">, na každém Micro:bitu (je jich </text:span><text:span text:style-name="T19">6</text:span><text:span text:style-name="T4">) se po chvíli po zmáčknutí </text:span><text:span text:style-name="T10">tlačítka A</text:span><text:span text:style-name="T15"> </text:span><text:span text:style-name="T4">zobrazí </text:span><text:span text:style-name="T8">písmeno. </text:span><text:span text:style-name="T19">Z</text:span><text:span text:style-name="T16">kuste </text:span><text:span text:style-name="T11">složit</text:span><text:span text:style-name="T16"> </text:span><text:span text:style-name="T11">slovo tajenky</text:span><text:span text:style-name="T16">. Taky nezapom</text:span><text:span text:style-name="T17">eňte okouknout </text:span><text:span text:style-name="T12">originální animace </text:span><text:span text:style-name="T17">nebo zkuste zmáčknout </text:span><text:span text:style-name="T12">tlačítko B</text:span><text:span text:style-name="T17">. </text:span><text:span text:style-name="T16"><text:s/></text:span></text:p>
      <text:p text:style-name="P11"><text:tab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4"/></text:p>
      <text:p text:style-name="P10"><text:span text:style-name="T4">Zdraví vedoucí </text:span><text:span text:style-name="T14">Askold </text:span><text:span text:style-name="T17">i s </text:span><text:span text:style-name="T18">Tomáše</text:span><text:span text:style-name="T17">, Martinem, </text:span><text:span text:style-name="T18">Viktorem</text:span><text:span text:style-name="T17">, </text:span><text:span text:style-name="T18">Tadeášem, </text:span><text:span text:style-name="T19">Kubou a Ondrou</text:span><text:span text:style-name="T1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37cd9e"/>
    </style:style>
    <style:style style:name="MT3" style:family="text">
      <style:text-properties officeooo:rsid="003cf075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0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</text:span><text:span text:style-name="MT2">5</text:span><text:span text:style-name="MT1">. až </text:span><text:span text:style-name="MT2">9</text:span><text:span text:style-name="MT1">. </text:span><text:span text:style-name="MT3">srpna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1:49:26.123702700</meta:creation-date>
    <dc:title>primestak_2024</dc:title>
    <dc:date>2024-08-08T22:37:48.379059865</dc:date>
    <meta:editing-duration>PT7M25S</meta:editing-duration>
    <meta:editing-cycles>9</meta:editing-cycles>
    <meta:generator>LibreOffice/7.6.7.2$Linux_X86_64 LibreOffice_project/60$Build-2</meta:generator>
    <meta:print-date>2024-07-18T19:39:46.385774096</meta:print-date>
    <meta:document-statistic meta:table-count="1" meta:image-count="1" meta:object-count="0" meta:page-count="1" meta:paragraph-count="9" meta:word-count="90" meta:character-count="627" meta:non-whitespace-character-count="521"/>
  </office:meta>
</office:document-meta>
</file>